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28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1.91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svg:stroke-opacity="100%" svg:stroke-linecap="butt" draw:fill="none" draw:textarea-horizontal-align="justify" draw:textarea-vertical-align="top" draw:auto-grow-height="false" fo:min-height="1.298cm" fo:min-width="3.02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3.02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3.02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000000" draw:marker-start-width="0.279cm" draw:marker-end-width="0.279cm" svg:stroke-opacity="100%" svg:stroke-linecap="square" draw:fill="none" draw:opacity="75%" draw:textarea-horizontal-align="justify" draw:textarea-vertical-align="top" draw:auto-grow-height="false" fo:min-height="1.304cm" fo:min-width="3.027cm" fo:padding-top="0.151cm" fo:padding-bottom="0.151cm" fo:padding-left="0.276cm" fo:padding-right="0.276cm" draw:shadow-offset-x="0cm" draw:shadow-offset-y="0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1.91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28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281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28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1.91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28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6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6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417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2.331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draw:stroke="solid" svg:stroke-width="0.106cm" svg:stroke-color="#000000" draw:marker-start-width="0.358cm" draw:marker-end="Arrowheads_20_1" draw:marker-end-width="0.458cm" svg:stroke-linecap="square" draw:fill="none" draw:textarea-vertical-align="middle" fo:padding-top="0.177cm" fo:padding-bottom="0.177cm" fo:padding-left="0.302cm" fo:padding-right="0.302cm"/>
    </style:style>
    <style:style style:name="gr28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3.029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1.298cm" fo:min-width="3.029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opacity="75%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33cm" svg:height="1.6cm" svg:x="0.36cm" svg:y="3.626cm">
          <text:p text:style-name="P1"><text:span text:style-name="T1">Fertili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466cm" svg:height="1.6cm" svg:x="4.731cm" svg:y="3.626cm">
          <text:p text:style-name="P1"><text:span text:style-name="T1">Crop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962cm" svg:height="1.6cm" svg:x="17.734cm" svg:y="0.626cm">
          <text:p text:style-name="P1"><text:span text:style-name="T1">Greenhouse</text:span></text:p>
          <text:p text:style-name="P1"><text:span text:style-name="T1">releas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3.581cm" svg:height="1.6cm" svg:x="8.731cm" svg:y="6.622cm">
          <text:p text:style-name="P1"><text:span text:style-name="T1">Ethanol produ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581cm" svg:height="1.6cm" svg:x="8.731cm" svg:y="12.619cm">
          <text:p text:style-name="P1"><text:span text:style-name="T1">Plant food produc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3.581cm" svg:height="1.6cm" svg:x="8.731cm" svg:y="18.622cm">
          <text:p text:style-name="P1"><text:span text:style-name="T2">Animal food</text:span></text:p>
          <text:p text:style-name="P1"><text:span text:style-name="T1">product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3.579cm" svg:height="1.606cm" svg:x="8.731cm" svg:y="21.626cm">
          <text:p text:style-name="P3"><text:span text:style-name="T2">Slaughterhouse wast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2.466cm" svg:height="1.6cm" svg:x="4.731cm" svg:y="18.626cm">
          <text:p text:style-name="P1"><text:span text:style-name="T1">Livestoc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2.833cm" svg:height="1.6cm" svg:x="0.36cm" svg:y="15.626cm">
          <text:p text:style-name="P1"><text:span text:style-name="T1">Animal im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1" draw:id="id11" draw:layer="layout" svg:width="2.833cm" svg:height="1.6cm" svg:x="0.36cm" svg:y="18.626cm">
          <text:p text:style-name="P1"><text:span text:style-name="T1">Animal fee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27" draw:id="id27" draw:layer="layout" svg:width="2.833cm" svg:height="1.6cm" svg:x="0.36cm" svg:y="12.626cm">
          <text:p text:style-name="P1"><text:span text:style-name="T1">Aquaculture fee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8" draw:id="id28" draw:layer="layout" svg:width="2.466cm" svg:height="1.6cm" svg:x="4.731cm" svg:y="14.626cm">
          <text:p text:style-name="P1"><text:span text:style-name="T1">Fish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2" draw:id="id12" draw:layer="layout" svg:width="2.969cm" svg:height="1.6cm" svg:x="17.731cm" svg:y="3.626cm">
          <text:p text:style-name="P1"><text:span text:style-name="T1">P lo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0" draw:id="id20" draw:layer="layout" svg:width="2.969cm" svg:height="1.6cm" svg:x="17.731cm" svg:y="6.626cm">
          <text:p text:style-name="P1"><text:span text:style-name="T1">P legacy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4" draw:id="id24" draw:layer="layout" svg:width="2.969cm" svg:height="1.6cm" svg:x="17.731cm" svg:y="18.626cm">
          <text:p text:style-name="P1"><text:span text:style-name="T1">Food exports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6" draw:id="id26" draw:layer="layout" svg:width="2.833cm" svg:height="1.6cm" svg:x="0.36cm" svg:y="9.626cm">
          <text:p text:style-name="P1"><text:span text:style-name="T1">Food im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4" draw:id="id14" draw:layer="layout" svg:width="2.968cm" svg:height="1.6cm" svg:x="13.731cm" svg:y="15.222cm">
          <text:p text:style-name="P1"><text:span text:style-name="T2">Human food products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7" draw:id="id17" draw:layer="layout" svg:width="2.968cm" svg:height="1.6cm" svg:x="13.731cm" svg:y="18.622cm">
          <text:p text:style-name="P1"><text:span text:style-name="T3">Human consump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2.968cm" svg:height="1.6cm" svg:x="13.731cm" svg:y="9.622cm">
          <text:p text:style-name="P1"><text:span text:style-name="T2">Food wast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1" draw:id="id21" draw:layer="layout" svg:width="2.969cm" svg:height="1.6cm" svg:x="17.731cm" svg:y="9.626cm">
          <text:p text:style-name="P1"><text:span text:style-name="T1">Landfill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3" draw:id="id23" draw:layer="layout" svg:width="2.969cm" svg:height="1.6cm" svg:x="17.731cm" svg:y="12.626cm">
          <text:p text:style-name="P1"><text:span text:style-name="T1">Compost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2" draw:id="id22" draw:layer="layout" svg:width="2.969cm" svg:height="1.6cm" svg:x="17.731cm" svg:y="15.626cm">
          <text:p text:style-name="P1"><text:span text:style-name="T1">Anaerobic diges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2.968cm" svg:height="1.6cm" svg:x="13.731cm" svg:y="24.622cm">
          <text:p text:style-name="P1"><text:span text:style-name="T3">Municipal WWTPs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8" draw:id="id18" draw:layer="layout" svg:width="2.968cm" svg:height="1.6cm" svg:x="13.731cm" svg:y="21.622cm">
          <text:p text:style-name="P1"><text:span text:style-name="T3">Septic systems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25" draw:id="id25" draw:layer="layout" svg:width="2.969cm" svg:height="1.6cm" svg:x="17.731cm" svg:y="21.626cm">
          <text:p text:style-name="P1"><text:span text:style-name="T1">Releas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16" draw:id="id16" draw:layer="layout" svg:width="2.883cm" svg:height="1.6cm" svg:x="17.774cm" svg:y="26.626cm">
          <text:p text:style-name="P1"><text:span text:style-name="T1">Disposals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3.193cm" svg:y1="4.426cm" svg:x2="4.731cm" svg:y2="4.426cm" draw:start-shape="id1" draw:start-glue-point="1" draw:end-shape="id2" draw:end-glue-point="3" svg:d="M3193 4426h1538" svg:viewBox="0 0 1539 1">
          <text:p/>
        </draw:connector>
        <draw:connector draw:style-name="gr27" draw:text-style-name="P5" draw:layer="layout" svg:x1="7.197cm" svg:y1="4.426cm" svg:x2="8.731cm" svg:y2="1.426cm" draw:start-shape="id2" draw:end-shape="id3" draw:end-glue-point="3" svg:d="M7197 4426h767v-3000h767" svg:viewBox="0 0 1535 3001">
          <text:p/>
        </draw:connector>
        <draw:custom-shape draw:style-name="gr28" draw:text-style-name="P2" xml:id="id3" draw:id="id3" draw:layer="layout" svg:width="3.581cm" svg:height="1.6cm" svg:x="8.731cm" svg:y="0.626cm">
          <text:p text:style-name="P1"><text:span text:style-name="T1">Crop residues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10.521cm" svg:y1="0.626cm" svg:x2="5.964cm" svg:y2="3.626cm" draw:start-shape="id3" draw:start-glue-point="0" draw:end-shape="id2" draw:end-glue-point="0" svg:d="M10521 626v-527h-4557v3527" svg:viewBox="0 0 4558 3528">
          <text:p/>
        </draw:connector>
        <draw:connector draw:style-name="gr27" draw:text-style-name="P5" draw:layer="layout" svg:x1="7.197cm" svg:y1="4.426cm" svg:x2="17.734cm" svg:y2="1.426cm" draw:start-shape="id2" draw:start-glue-point="1" draw:end-shape="id4" svg:d="M7197 4426h5269v-3000h5268" svg:viewBox="0 0 10538 3001">
          <text:p/>
        </draw:connector>
        <draw:connector draw:style-name="gr27" draw:text-style-name="P5" draw:layer="layout" svg:x1="7.197cm" svg:y1="4.426cm" svg:x2="8.731cm" svg:y2="13.419cm" draw:start-shape="id2" draw:start-glue-point="1" draw:end-shape="id5" draw:end-glue-point="3" svg:d="M7197 4426h767v8993h767" svg:viewBox="0 0 1535 8994">
          <text:p/>
        </draw:connector>
        <draw:custom-shape draw:style-name="gr29" draw:text-style-name="P2" xml:id="id6" draw:id="id6" draw:layer="layout" svg:width="3.581cm" svg:height="1.6cm" svg:x="8.731cm" svg:y="15.619cm">
          <text:p text:style-name="P1"><text:span text:style-name="T1">Animal feed crops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7.197cm" svg:y1="4.426cm" svg:x2="8.731cm" svg:y2="16.419cm" draw:start-shape="id2" draw:start-glue-point="1" draw:end-shape="id6" draw:end-glue-point="3" svg:d="M7197 4426h767v11993h767" svg:viewBox="0 0 1535 11994">
          <text:p/>
        </draw:connector>
        <draw:connector draw:style-name="gr27" draw:text-style-name="P5" draw:layer="layout" svg:x1="10.521cm" svg:y1="17.219cm" svg:x2="5.964cm" svg:y2="18.626cm" draw:start-shape="id6" draw:start-glue-point="2" draw:end-shape="id7" draw:end-glue-point="0" svg:d="M10521 17219v704h-4557v703" svg:viewBox="0 0 4558 1408">
          <text:p/>
        </draw:connector>
        <draw:connector draw:style-name="gr27" draw:text-style-name="P5" draw:layer="layout" svg:x1="7.197cm" svg:y1="19.426cm" svg:x2="8.731cm" svg:y2="19.422cm" draw:start-shape="id7" draw:start-glue-point="1" draw:end-shape="id8" draw:end-glue-point="3" svg:d="M7197 19426h767v-4h767" svg:viewBox="0 0 1535 5">
          <text:p/>
        </draw:connector>
        <draw:connector draw:style-name="gr27" draw:text-style-name="P5" draw:layer="layout" svg:x1="7.197cm" svg:y1="19.426cm" svg:x2="8.731cm" svg:y2="22.429cm" draw:start-shape="id7" draw:start-glue-point="1" draw:end-shape="id9" draw:end-glue-point="3" svg:d="M7197 19426h767v3003h767" svg:viewBox="0 0 1535 3004">
          <text:p/>
        </draw:connector>
        <draw:connector draw:style-name="gr27" draw:text-style-name="P5" draw:layer="layout" svg:x1="3.193cm" svg:y1="16.426cm" svg:x2="5.431cm" svg:y2="19.426cm" draw:start-shape="id10" draw:start-glue-point="1" svg:d="M3193 16426h1382v3000h856" svg:viewBox="0 0 2239 3001">
          <text:p/>
        </draw:connector>
        <draw:connector draw:style-name="gr27" draw:text-style-name="P5" draw:layer="layout" svg:x1="3.193cm" svg:y1="19.426cm" svg:x2="5.431cm" svg:y2="19.426cm" draw:start-shape="id11" draw:start-glue-point="1" svg:d="M3193 19426h2238" svg:viewBox="0 0 2239 1">
          <text:p/>
        </draw:connector>
        <draw:connector draw:style-name="gr27" draw:text-style-name="P5" draw:layer="layout" svg:x1="7.197cm" svg:y1="4.426cm" svg:x2="17.731cm" svg:y2="4.426cm" draw:start-shape="id2" draw:start-glue-point="1" draw:end-shape="id12" draw:end-glue-point="3" svg:d="M7197 4426h10534" svg:viewBox="0 0 10535 1">
          <text:p/>
        </draw:connector>
        <draw:connector draw:style-name="gr27" draw:text-style-name="P5" draw:layer="layout" svg:x1="7.197cm" svg:y1="4.426cm" svg:x2="8.731cm" svg:y2="7.422cm" draw:start-shape="id2" draw:start-glue-point="1" draw:end-shape="id13" draw:end-glue-point="3" svg:d="M7197 4426h767v2996h767" svg:viewBox="0 0 1535 2997">
          <text:p/>
        </draw:connector>
        <draw:connector draw:style-name="gr27" draw:text-style-name="P5" draw:layer="layout" draw:line-skew="-0.248cm" svg:x1="16.699cm" svg:y1="16.022cm" svg:x2="15.215cm" svg:y2="11.222cm" draw:start-shape="id14" draw:start-glue-point="1" draw:end-shape="id15" draw:end-glue-point="2" svg:d="M16699 16022h279v-2800h-1763v-2000" svg:viewBox="0 0 1764 4801">
          <text:p/>
        </draw:connector>
        <draw:connector draw:style-name="gr27" draw:text-style-name="P5" draw:layer="layout" svg:x1="12.312cm" svg:y1="13.419cm" svg:x2="13.731cm" svg:y2="16.022cm" draw:start-shape="id5" draw:start-glue-point="1" draw:end-shape="id14" draw:end-glue-point="3" svg:d="M12312 13419h709v2603h710" svg:viewBox="0 0 1420 2604">
          <text:p/>
        </draw:connector>
        <draw:connector draw:style-name="gr27" draw:text-style-name="P5" draw:layer="layout" svg:x1="12.312cm" svg:y1="19.422cm" svg:x2="13.731cm" svg:y2="16.022cm" draw:start-shape="id8" draw:start-glue-point="1" draw:end-shape="id14" draw:end-glue-point="3" svg:d="M12312 19422h709v-3400h710" svg:viewBox="0 0 1420 3401">
          <text:p/>
        </draw:connector>
        <draw:connector draw:style-name="gr27" draw:text-style-name="P5" draw:layer="layout" draw:line-skew="-2.133cm" svg:x1="12.31cm" svg:y1="22.429cm" svg:x2="17.774cm" svg:y2="27.426cm" draw:start-shape="id9" draw:start-glue-point="1" draw:end-shape="id16" draw:end-glue-point="3" svg:d="M12310 22429h598v4997h4866" svg:viewBox="0 0 5465 4998">
          <text:p/>
        </draw:connector>
        <draw:connector draw:style-name="gr27" draw:text-style-name="P5" draw:layer="layout" svg:x1="15.215cm" svg:y1="16.822cm" svg:x2="15.215cm" svg:y2="18.622cm" draw:start-shape="id14" draw:start-glue-point="2" draw:end-shape="id17" draw:end-glue-point="0" svg:d="M15215 16822v1800" svg:viewBox="0 0 1 1801">
          <text:p/>
        </draw:connector>
        <draw:connector draw:style-name="gr27" draw:text-style-name="P5" draw:layer="layout" svg:x1="15.215cm" svg:y1="20.222cm" svg:x2="15.215cm" svg:y2="21.622cm" draw:start-shape="id17" draw:start-glue-point="2" draw:end-shape="id18" draw:end-glue-point="0" svg:d="M15215 20222v1400" svg:viewBox="0 0 1 1401">
          <text:p/>
        </draw:connector>
        <draw:connector draw:style-name="gr27" draw:text-style-name="P5" draw:layer="layout" svg:x1="13.731cm" svg:y1="19.422cm" svg:x2="13.731cm" svg:y2="25.422cm" draw:start-shape="id17" draw:start-glue-point="3" draw:end-shape="id19" draw:end-glue-point="3" svg:d="M13731 19422h-527v6000h527" svg:viewBox="0 0 528 6001">
          <text:p/>
        </draw:connector>
        <draw:connector draw:style-name="gr27" draw:text-style-name="P5" draw:layer="layout" draw:line-skew="2cm" svg:x1="7.197cm" svg:y1="4.426cm" svg:x2="17.731cm" svg:y2="7.426cm" draw:start-shape="id2" draw:start-glue-point="1" draw:end-shape="id20" draw:end-glue-point="3" svg:d="M7197 4426h7267v3000h3267" svg:viewBox="0 0 10535 3001">
          <text:p/>
        </draw:connector>
        <draw:connector draw:style-name="gr27" draw:text-style-name="P5" draw:layer="layout" svg:x1="16.699cm" svg:y1="10.422cm" svg:x2="17.731cm" svg:y2="10.426cm" draw:start-shape="id15" draw:start-glue-point="1" draw:end-shape="id21" draw:end-glue-point="3" svg:d="M16699 10422h516v4h516" svg:viewBox="0 0 1033 5">
          <text:p/>
        </draw:connector>
        <draw:connector draw:style-name="gr27" draw:text-style-name="P5" draw:layer="layout" draw:line-skew="-0.024cm" svg:x1="16.699cm" svg:y1="10.422cm" svg:x2="17.731cm" svg:y2="16.426cm" draw:start-shape="id15" draw:start-glue-point="1" draw:end-shape="id22" draw:end-glue-point="3" svg:d="M16699 10422h503v3002h1v3002h528" svg:viewBox="0 0 1033 6005">
          <text:p/>
        </draw:connector>
        <draw:connector draw:style-name="gr27" draw:text-style-name="P5" draw:layer="layout" draw:line-skew="-0.024cm" svg:x1="16.699cm" svg:y1="10.422cm" svg:x2="17.731cm" svg:y2="13.426cm" draw:start-shape="id15" draw:start-glue-point="1" draw:end-shape="id23" draw:end-glue-point="3" svg:d="M16699 10422h503v1502h1v1502h528" svg:viewBox="0 0 1033 3005">
          <text:p/>
        </draw:connector>
        <draw:connector draw:style-name="gr27" draw:text-style-name="P5" draw:layer="layout" draw:line-skew="0.016cm" svg:x1="15.215cm" svg:y1="20.222cm" svg:x2="19.215cm" svg:y2="20.226cm" draw:start-shape="id17" draw:start-glue-point="2" draw:end-shape="id24" svg:d="M15215 20222v547h4000v-543" svg:viewBox="0 0 4001 548">
          <text:p/>
        </draw:connector>
        <draw:connector draw:style-name="gr27" draw:text-style-name="P5" draw:layer="layout" svg:x1="16.699cm" svg:y1="22.422cm" svg:x2="17.731cm" svg:y2="22.426cm" draw:start-shape="id18" draw:start-glue-point="1" draw:end-shape="id25" draw:end-glue-point="3" svg:d="M16699 22422h516v4h516" svg:viewBox="0 0 1033 5">
          <text:p/>
        </draw:connector>
        <draw:connector draw:style-name="gr27" draw:text-style-name="P5" draw:layer="layout" svg:x1="16.699cm" svg:y1="25.422cm" svg:x2="19.215cm" svg:y2="23.226cm" draw:start-shape="id19" draw:start-glue-point="1" draw:end-shape="id25" draw:end-glue-point="2" svg:d="M16699 25422h2516v-2196" svg:viewBox="0 0 2517 2197">
          <text:p/>
        </draw:connector>
        <draw:connector draw:style-name="gr27" draw:text-style-name="P5" draw:layer="layout" draw:line-skew="4.618cm" svg:x1="3.193cm" svg:y1="10.426cm" svg:x2="13.731cm" svg:y2="16.022cm" draw:start-shape="id26" draw:start-glue-point="1" draw:end-shape="id14" svg:d="M3193 10426h9887v5596h651" svg:viewBox="0 0 10539 5597">
          <text:p/>
        </draw:connector>
        <draw:connector draw:style-name="gr27" draw:text-style-name="P5" draw:layer="layout" svg:x1="1.776cm" svg:y1="12.626cm" svg:x2="5.964cm" svg:y2="14.626cm" draw:start-shape="id27" draw:start-glue-point="0" draw:end-shape="id28" draw:end-glue-point="0" svg:d="M1776 12626v-527h4188v2527" svg:viewBox="0 0 4189 2528">
          <text:p/>
        </draw:connector>
        <draw:connector draw:style-name="gr27" draw:text-style-name="P5" draw:layer="layout" draw:line-skew="-3.939cm 10.001cm" svg:x1="4.731cm" svg:y1="15.426cm" svg:x2="20.7cm" svg:y2="22.426cm" draw:start-shape="id28" draw:start-glue-point="3" draw:end-shape="id25" draw:end-glue-point="1" svg:d="M4731 15426h-4466v13501h20961v-6501h-526" svg:viewBox="0 0 20962 13502">
          <text:p/>
        </draw:connector>
        <draw:connector draw:style-name="gr27" draw:text-style-name="P5" draw:layer="layout" svg:x1="16.699cm" svg:y1="25.422cm" svg:x2="19.215cm" svg:y2="26.626cm" draw:start-shape="id19" draw:start-glue-point="1" draw:end-shape="id16" draw:end-glue-point="0" svg:d="M16699 25422h2516v1204" svg:viewBox="0 0 2517 1205">
          <text:p/>
        </draw:connector>
        <draw:connector draw:style-name="gr27" draw:text-style-name="P5" draw:layer="layout" draw:line-skew="2.545cm" svg:x1="7.197cm" svg:y1="15.426cm" svg:x2="13.731cm" svg:y2="16.022cm" draw:start-shape="id28" draw:start-glue-point="1" draw:end-shape="id14" draw:end-glue-point="3" svg:d="M7197 15426h5812v596h722" svg:viewBox="0 0 6535 5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4T17:36:19.363345006</dc:date>
    <meta:editing-duration>PT32M30S</meta:editing-duration>
    <meta:editing-cycles>4</meta:editing-cycles>
    <meta:generator>LibreOffice/7.2.7.2$Linux_X86_64 LibreOffice_project/20$Build-2</meta:generator>
    <meta:document-statistic meta:object-count="60"/>
  </office:meta>
</office:document-meta>
</file>